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4b6" officeooo:paragraph-rsid="001f14b6"/>
    </style:style>
    <style:style style:name="P2" style:family="paragraph" style:parent-style-name="Standard">
      <style:text-properties officeooo:rsid="002064c9" officeooo:paragraph-rsid="002064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on </text:p>
      <text:p text:style-name="P1">Clase Nro <text:s/>- 07/06/2021</text:p>
      <text:p text:style-name="P1"/>
      <text:p text:style-name="P1">Windows Form</text:p>
      <text:p text:style-name="P1">Se usa Visual Studio 2019</text:p>
      <text:p text:style-name="P2">se debe crear un proyecto .net framework de c#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9:10:18.768416368</meta:creation-date>
    <dc:date>2021-06-08T19:57:30.089766116</dc:date>
    <meta:editing-duration>PT36M30S</meta:editing-duration>
    <meta:editing-cycles>1</meta:editing-cycles>
    <meta:document-statistic meta:table-count="0" meta:image-count="0" meta:object-count="0" meta:page-count="1" meta:paragraph-count="5" meta:word-count="21" meta:character-count="119" meta:non-whitespace-character-count="101"/>
    <meta:generator>LibreOffice/6.4.6.2$Linux_X86_64 LibreOffice_project/40$Build-2</meta:generator>
  </office:meta>
</office:document-meta>
</file>